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4.604cm" style:rel-column-width="17336*"/>
    </style:style>
    <style:style style:name="Table1.B" style:family="table-column">
      <style:table-column-properties style:column-width="6.403cm" style:rel-column-width="24112*"/>
    </style:style>
    <style:style style:name="Table1.C" style:family="table-column">
      <style:table-column-properties style:column-width="6.396cm" style:rel-column-width="24087*"/>
    </style:style>
    <style:style style:name="Table1.A1" style:family="table-cell">
      <style:table-cell-properties style:writing-mode="page"/>
    </style:style>
    <style:style style:name="P1" style:family="paragraph" style:parent-style-name="Footer">
      <style:paragraph-properties fo:text-align="start" style:justify-single-word="false"/>
    </style:style>
    <style:style style:name="P2" style:family="paragraph" style:parent-style-name="Standard">
      <style:text-properties officeooo:rsid="000ecdc1" officeooo:paragraph-rsid="000ecdc1"/>
    </style:style>
    <style:style style:name="P3" style:family="paragraph" style:parent-style-name="Standard">
      <style:text-properties officeooo:rsid="000ecdc1" officeooo:paragraph-rsid="0021a483"/>
    </style:style>
    <style:style style:name="P4" style:family="paragraph" style:parent-style-name="Standard">
      <style:text-properties officeooo:rsid="00214e17" officeooo:paragraph-rsid="00214e17"/>
    </style:style>
    <style:style style:name="P5" style:family="paragraph" style:parent-style-name="Standard">
      <style:text-properties officeooo:rsid="00214e17" officeooo:paragraph-rsid="004ed542"/>
    </style:style>
    <style:style style:name="P6" style:family="paragraph" style:parent-style-name="Standard">
      <style:text-properties officeooo:rsid="00214e17" officeooo:paragraph-rsid="004feb40"/>
    </style:style>
    <style:style style:name="P7" style:family="paragraph" style:parent-style-name="Standard">
      <style:text-properties officeooo:rsid="00214e17" officeooo:paragraph-rsid="005a7528"/>
    </style:style>
    <style:style style:name="P8" style:family="paragraph" style:parent-style-name="Standard">
      <style:text-properties officeooo:rsid="00214e17" officeooo:paragraph-rsid="005ea778"/>
    </style:style>
    <style:style style:name="P9" style:family="paragraph" style:parent-style-name="Standard">
      <style:text-properties officeooo:rsid="00214e17" officeooo:paragraph-rsid="005fe3b4"/>
    </style:style>
    <style:style style:name="P10" style:family="paragraph" style:parent-style-name="Standard">
      <style:text-properties officeooo:rsid="00214e17" officeooo:paragraph-rsid="00617666"/>
    </style:style>
    <style:style style:name="P11" style:family="paragraph" style:parent-style-name="Standard">
      <style:text-properties officeooo:rsid="00214e17" officeooo:paragraph-rsid="00635850"/>
    </style:style>
    <style:style style:name="P12" style:family="paragraph" style:parent-style-name="Standard">
      <style:text-properties officeooo:rsid="00214e17" officeooo:paragraph-rsid="0069c66b"/>
    </style:style>
    <style:style style:name="P13" style:family="paragraph" style:parent-style-name="Standard">
      <style:text-properties officeooo:rsid="00214e17" officeooo:paragraph-rsid="0069ca4c"/>
    </style:style>
    <style:style style:name="P14" style:family="paragraph" style:parent-style-name="Standard">
      <style:text-properties officeooo:paragraph-rsid="00343bd2"/>
    </style:style>
    <style:style style:name="P15" style:family="paragraph" style:parent-style-name="Standard">
      <style:text-properties officeooo:paragraph-rsid="003f1502"/>
    </style:style>
    <style:style style:name="P16" style:family="paragraph" style:parent-style-name="Standard">
      <style:text-properties officeooo:paragraph-rsid="004ed542"/>
    </style:style>
    <style:style style:name="P17" style:family="paragraph" style:parent-style-name="Standard">
      <style:text-properties fo:font-size="16pt" fo:font-weight="bold" officeooo:rsid="004fd754" officeooo:paragraph-rsid="004fd754" style:font-size-asian="16pt" style:font-weight-asian="bold" style:font-size-complex="16pt" style:font-weight-complex="bold"/>
    </style:style>
    <style:style style:name="P18" style:family="paragraph" style:parent-style-name="Standard">
      <style:text-properties officeooo:rsid="004fd754" officeooo:paragraph-rsid="004fd754"/>
    </style:style>
    <style:style style:name="P19" style:family="paragraph" style:parent-style-name="Standard">
      <style:text-properties officeooo:paragraph-rsid="004feb40"/>
    </style:style>
    <style:style style:name="P20" style:family="paragraph" style:parent-style-name="Standard">
      <style:text-properties officeooo:rsid="001e3701" officeooo:paragraph-rsid="004fd754"/>
    </style:style>
    <style:style style:name="P21" style:family="paragraph" style:parent-style-name="Standard">
      <style:text-properties officeooo:rsid="001e3701" officeooo:paragraph-rsid="004ed542"/>
    </style:style>
    <style:style style:name="P22" style:family="paragraph" style:parent-style-name="Standard">
      <style:text-properties officeooo:rsid="001e3701" officeooo:paragraph-rsid="005782bc"/>
    </style:style>
    <style:style style:name="P23" style:family="paragraph" style:parent-style-name="Standard">
      <style:text-properties officeooo:rsid="001e3701" officeooo:paragraph-rsid="004feb40"/>
    </style:style>
    <style:style style:name="P24" style:family="paragraph" style:parent-style-name="Standard">
      <style:text-properties officeooo:rsid="001e3701" officeooo:paragraph-rsid="005cdc8b"/>
    </style:style>
    <style:style style:name="P25" style:family="paragraph" style:parent-style-name="Standard">
      <style:text-properties officeooo:rsid="001e3701" officeooo:paragraph-rsid="005a7528"/>
    </style:style>
    <style:style style:name="P26" style:family="paragraph" style:parent-style-name="Standard">
      <style:text-properties officeooo:rsid="001e3701" officeooo:paragraph-rsid="005ea778"/>
    </style:style>
    <style:style style:name="P27" style:family="paragraph" style:parent-style-name="Standard">
      <style:text-properties officeooo:rsid="001e3701" officeooo:paragraph-rsid="005fe3b4"/>
    </style:style>
    <style:style style:name="P28" style:family="paragraph" style:parent-style-name="Standard">
      <style:text-properties officeooo:rsid="001e3701" officeooo:paragraph-rsid="00617666"/>
    </style:style>
    <style:style style:name="P29" style:family="paragraph" style:parent-style-name="Standard">
      <style:text-properties officeooo:rsid="001e3701" officeooo:paragraph-rsid="0066fbae"/>
    </style:style>
    <style:style style:name="P30" style:family="paragraph" style:parent-style-name="Standard">
      <style:text-properties officeooo:rsid="0054a460" officeooo:paragraph-rsid="003f1502"/>
    </style:style>
    <style:style style:name="P31" style:family="paragraph" style:parent-style-name="Standard">
      <style:text-properties officeooo:paragraph-rsid="005782bc"/>
    </style:style>
    <style:style style:name="P32" style:family="paragraph" style:parent-style-name="Standard">
      <style:text-properties officeooo:paragraph-rsid="0058f5f3"/>
    </style:style>
    <style:style style:name="P33" style:family="paragraph" style:parent-style-name="Standard">
      <style:text-properties officeooo:paragraph-rsid="005a7528"/>
    </style:style>
    <style:style style:name="P34" style:family="paragraph" style:parent-style-name="Standard">
      <style:text-properties officeooo:rsid="005bbb5f" officeooo:paragraph-rsid="005bbb5f"/>
    </style:style>
    <style:style style:name="P35" style:family="paragraph" style:parent-style-name="Standard">
      <style:text-properties fo:font-weight="bold" officeooo:rsid="00214e17" officeooo:paragraph-rsid="005a7528" style:font-weight-asian="bold" style:font-weight-complex="bold"/>
    </style:style>
    <style:style style:name="P36" style:family="paragraph" style:parent-style-name="Standard">
      <style:text-properties style:font-name="Droid Sans Mono" fo:font-size="10pt" officeooo:rsid="00214e17" officeooo:paragraph-rsid="00635850" style:font-size-asian="10pt" style:font-size-complex="10pt"/>
    </style:style>
    <style:style style:name="P37" style:family="paragraph" style:parent-style-name="Standard">
      <style:text-properties style:font-name="Droid Sans Mono" fo:font-size="10pt" officeooo:rsid="00214e17" officeooo:paragraph-rsid="005a7528" style:font-size-asian="10pt" style:font-size-complex="10pt"/>
    </style:style>
    <style:style style:name="P38" style:family="paragraph" style:parent-style-name="Standard">
      <style:text-properties style:font-name="Droid Sans Mono" fo:font-size="10pt" officeooo:rsid="00214e17" officeooo:paragraph-rsid="0069ca4c" style:font-size-asian="10pt" style:font-size-complex="10pt"/>
    </style:style>
    <style:style style:name="P39" style:family="paragraph" style:parent-style-name="Standard">
      <style:text-properties style:font-name="Droid Sans Mono" fo:font-size="10pt" officeooo:rsid="00214e17" officeooo:paragraph-rsid="006a8689" style:font-size-asian="10pt" style:font-size-complex="10pt"/>
    </style:style>
    <style:style style:name="P40" style:family="paragraph" style:parent-style-name="Standard">
      <style:text-properties style:font-name="Droid Sans Mono" fo:font-size="10pt" officeooo:rsid="001e3701" officeooo:paragraph-rsid="0066fbae" style:font-size-asian="10pt" style:font-size-complex="10pt"/>
    </style:style>
    <style:style style:name="P41" style:family="paragraph" style:parent-style-name="Standard">
      <style:text-properties style:font-name="Droid Sans Mono" fo:font-size="10pt" officeooo:paragraph-rsid="0069ca4c" style:font-size-asian="10pt" style:font-size-complex="10pt"/>
    </style:style>
    <style:style style:name="P42" style:family="paragraph" style:parent-style-name="Standard">
      <style:text-properties style:font-name="Droid Sans Mono" fo:font-size="10pt" officeooo:paragraph-rsid="006a8689" style:font-size-asian="10pt" style:font-size-complex="10pt"/>
    </style:style>
    <style:style style:name="P43" style:family="paragraph" style:parent-style-name="Standard">
      <style:text-properties officeooo:paragraph-rsid="0069c66b"/>
    </style:style>
    <style:style style:name="P44" style:family="paragraph" style:parent-style-name="Standard">
      <style:text-properties officeooo:paragraph-rsid="0069ca4c"/>
    </style:style>
    <style:style style:name="P45" style:family="paragraph" style:parent-style-name="Standard">
      <style:paragraph-properties fo:break-before="page"/>
      <style:text-properties officeooo:rsid="00214e17" officeooo:paragraph-rsid="00214e17"/>
    </style:style>
    <style:style style:name="P46" style:family="paragraph" style:parent-style-name="Standard">
      <style:paragraph-properties fo:break-before="page"/>
      <style:text-properties officeooo:paragraph-rsid="005a7528"/>
    </style:style>
    <style:style style:name="P47" style:family="paragraph" style:parent-style-name="Contents_20_5">
      <style:paragraph-properties>
        <style:tab-stops>
          <style:tab-stop style:position="15.406cm" style:type="right" style:leader-style="dotted" style:leader-text="."/>
        </style:tab-stops>
      </style:paragraph-properties>
    </style:style>
    <style:style style:name="P48" style:family="paragraph" style:parent-style-name="Table_20_Contents">
      <style:text-properties officeooo:rsid="0054a460" officeooo:paragraph-rsid="0054a460"/>
    </style:style>
    <style:style style:name="P49" style:family="paragraph" style:parent-style-name="Table_20_Contents">
      <style:text-properties fo:font-weight="bold" officeooo:rsid="0054a460" officeooo:paragraph-rsid="0054a460" style:font-weight-asian="bold" style:font-weight-complex="bold"/>
    </style:style>
    <style:style style:name="P50" style:family="paragraph" style:parent-style-name="Preformatted_20_Text">
      <style:text-properties officeooo:rsid="00214e17" officeooo:paragraph-rsid="005a7528"/>
    </style:style>
    <style:style style:name="P51" style:family="paragraph" style:parent-style-name="Preformatted_20_Text">
      <style:text-properties officeooo:rsid="001e3701" officeooo:paragraph-rsid="005fe3b4"/>
    </style:style>
    <style:style style:name="P52" style:family="paragraph" style:parent-style-name="Preformatted_20_Text">
      <style:text-properties style:font-name="Droid Sans Mono" officeooo:rsid="001e3701" officeooo:paragraph-rsid="005fe3b4"/>
    </style:style>
    <style:style style:name="P53" style:family="paragraph" style:parent-style-name="Preformatted_20_Text">
      <style:paragraph-properties fo:margin-top="0cm" fo:margin-bottom="0.499cm" loext:contextual-spacing="false"/>
    </style:style>
    <style:style style:name="P54" style:family="paragraph" style:parent-style-name="Heading_20_5">
      <style:text-properties officeooo:paragraph-rsid="0021a483"/>
    </style:style>
    <style:style style:name="P55" style:family="paragraph" style:parent-style-name="Heading_20_5">
      <style:text-properties officeooo:paragraph-rsid="00343bd2"/>
    </style:style>
    <style:style style:name="P56" style:family="paragraph" style:parent-style-name="Heading_20_5">
      <style:text-properties officeooo:paragraph-rsid="004ed542"/>
    </style:style>
    <style:style style:name="P57" style:family="paragraph" style:parent-style-name="Heading_20_5">
      <style:text-properties officeooo:paragraph-rsid="004feb40"/>
    </style:style>
    <style:style style:name="P58" style:family="paragraph" style:parent-style-name="Heading_20_5">
      <style:text-properties officeooo:paragraph-rsid="005a7528"/>
    </style:style>
    <style:style style:name="P59" style:family="paragraph" style:parent-style-name="Heading_20_5">
      <style:text-properties officeooo:paragraph-rsid="0069c66b"/>
    </style:style>
    <style:style style:name="P60" style:family="paragraph" style:parent-style-name="Heading_20_5">
      <style:text-properties officeooo:paragraph-rsid="0069ca4c"/>
    </style:style>
    <style:style style:name="P61" style:family="paragraph" style:parent-style-name="Heading_20_5">
      <style:text-properties officeooo:paragraph-rsid="006ca737"/>
    </style:style>
    <style:style style:name="P62" style:family="paragraph" style:parent-style-name="Quotations" style:list-style-name="L4"/>
    <style:style style:name="P63" style:family="paragraph" style:parent-style-name="Quotations" style:list-style-name="L4">
      <style:paragraph-properties fo:margin-top="0cm" fo:margin-bottom="0cm" loext:contextual-spacing="false"/>
    </style:style>
    <style:style style:name="P64" style:family="paragraph" style:parent-style-name="Standard">
      <style:text-properties officeooo:rsid="00214e17" officeooo:paragraph-rsid="0069ca4c"/>
    </style:style>
    <style:style style:name="P65" style:family="paragraph" style:parent-style-name="Standard">
      <style:text-properties officeooo:rsid="00214e17" officeooo:paragraph-rsid="006ca737"/>
    </style:style>
    <style:style style:name="P66" style:family="paragraph" style:parent-style-name="Standard" style:list-style-name="L1">
      <style:text-properties officeooo:rsid="00214e17" officeooo:paragraph-rsid="006ca737"/>
    </style:style>
    <style:style style:name="P67" style:family="paragraph" style:parent-style-name="Standard">
      <style:text-properties officeooo:paragraph-rsid="006ca737"/>
    </style:style>
    <style:style style:name="P68" style:family="paragraph" style:parent-style-name="Text_20_body" style:list-style-name="L2"/>
    <style:style style:name="P69" style:family="paragraph" style:parent-style-name="Text_20_body">
      <style:text-properties officeooo:rsid="00214e17" officeooo:paragraph-rsid="006ca737"/>
    </style:style>
    <style:style style:name="P70" style:family="paragraph" style:parent-style-name="Text_20_body" style:list-style-name="L3"/>
    <style:style style:name="P71" style:family="paragraph" style:parent-style-name="Text_20_body" style:list-style-name="L5"/>
    <style:style style:name="P72" style:family="paragraph" style:parent-style-name="Text_20_body" style:list-style-name="L2">
      <style:paragraph-properties fo:margin-top="0cm" fo:margin-bottom="0cm" loext:contextual-spacing="false"/>
    </style:style>
    <style:style style:name="P73" style:family="paragraph" style:parent-style-name="Text_20_body" style:list-style-name="L5">
      <style:paragraph-properties fo:margin-top="0cm" fo:margin-bottom="0cm" loext:contextual-spacing="false"/>
    </style:style>
    <style:style style:name="T1" style:family="text">
      <style:text-properties officeooo:rsid="00273521"/>
    </style:style>
    <style:style style:name="T2" style:family="text">
      <style:text-properties officeooo:rsid="004fd754"/>
    </style:style>
    <style:style style:name="T3" style:family="text">
      <style:text-properties officeooo:rsid="001e3701"/>
    </style:style>
    <style:style style:name="T4" style:family="text">
      <style:text-properties style:font-name="Liberation Sans" fo:font-size="11.8999996185303pt" fo:font-weight="bold" officeooo:rsid="004ed542" style:font-name-asian="DejaVu Sans" style:font-size-asian="11.8999996185303pt" style:font-weight-asian="bold" style:font-name-complex="Lohit Hindi" style:font-size-complex="11.8999996185303pt" style:font-weight-complex="bold"/>
    </style:style>
    <style:style style:name="T5" style:family="text">
      <style:text-properties style:font-name="Liberation Sans" fo:font-size="11.8999996185303pt" fo:font-weight="bold" officeooo:rsid="004fd754" style:font-name-asian="DejaVu Sans" style:font-size-asian="11.8999996185303pt" style:font-weight-asian="bold" style:font-name-complex="Lohit Hindi" style:font-size-complex="11.8999996185303pt" style:font-weight-complex="bold"/>
    </style:style>
    <style:style style:name="T6" style:family="text">
      <style:text-properties style:font-name="Liberation Sans" fo:font-size="11.8999996185303pt" fo:font-weight="bold" officeooo:rsid="0052be6a" style:font-name-asian="DejaVu Sans" style:font-size-asian="11.8999996185303pt" style:font-weight-asian="bold" style:font-name-complex="Lohit Hindi" style:font-size-complex="11.8999996185303pt" style:font-weight-complex="bold"/>
    </style:style>
    <style:style style:name="T7" style:family="text">
      <style:text-properties style:font-name="Liberation Sans" fo:font-size="11.8999996185303pt" fo:font-weight="bold" officeooo:rsid="0069ca4c" style:font-name-asian="DejaVu Sans" style:font-size-asian="11.8999996185303pt" style:font-weight-asian="bold" style:font-name-complex="Lohit Hindi" style:font-size-complex="11.8999996185303pt" style:font-weight-complex="bold"/>
    </style:style>
    <style:style style:name="T8" style:family="text">
      <style:text-properties style:font-name="Liberation Sans" fo:font-size="11.8999996185303pt" fo:font-weight="bold" officeooo:rsid="006ca737" style:font-name-asian="DejaVu Sans" style:font-size-asian="11.8999996185303pt" style:font-weight-asian="bold" style:font-name-complex="Lohit Hindi" style:font-size-complex="11.8999996185303pt" style:font-weight-complex="bold"/>
    </style:style>
    <style:style style:name="T9" style:family="text">
      <style:text-properties officeooo:rsid="0011b245"/>
    </style:style>
    <style:style style:name="T10" style:family="text">
      <style:text-properties fo:font-weight="bold" style:font-weight-asian="bold" style:font-weight-complex="bold"/>
    </style:style>
    <style:style style:name="T11" style:family="text">
      <style:text-properties fo:font-weight="bold" officeooo:rsid="0052f649" style:font-weight-asian="bold" style:font-weight-complex="bold"/>
    </style:style>
    <style:style style:name="T12" style:family="text">
      <style:text-properties fo:font-weight="bold" officeooo:rsid="001e3701" style:font-weight-asian="bold" style:font-weight-complex="bold"/>
    </style:style>
    <style:style style:name="T13" style:family="text">
      <style:text-properties fo:font-weight="bold" officeooo:rsid="00607dfb" style:font-weight-asian="bold" style:font-weight-complex="bold"/>
    </style:style>
    <style:style style:name="T14" style:family="text">
      <style:text-properties fo:font-weight="bold" officeooo:rsid="0066fbae" style:font-weight-asian="bold" style:font-weight-complex="bold"/>
    </style:style>
    <style:style style:name="T15" style:family="text">
      <style:text-properties officeooo:rsid="004ed542"/>
    </style:style>
    <style:style style:name="T16" style:family="text">
      <style:text-properties officeooo:rsid="0050eed3"/>
    </style:style>
    <style:style style:name="T17" style:family="text">
      <style:text-properties officeooo:rsid="0052be6a"/>
    </style:style>
    <style:style style:name="T18" style:family="text">
      <style:text-properties officeooo:rsid="005669f2"/>
    </style:style>
    <style:style style:name="T19" style:family="text">
      <style:text-properties officeooo:rsid="005782bc"/>
    </style:style>
    <style:style style:name="T20" style:family="text">
      <style:text-properties officeooo:rsid="0058f5f3"/>
    </style:style>
    <style:style style:name="T21" style:family="text">
      <style:text-properties officeooo:rsid="005fe3b4"/>
    </style:style>
    <style:style style:name="T22" style:family="text">
      <style:text-properties officeooo:rsid="00617666"/>
    </style:style>
    <style:style style:name="T23" style:family="text">
      <style:text-properties officeooo:rsid="00635850"/>
    </style:style>
    <style:style style:name="T24" style:family="text">
      <style:text-properties style:font-name="Droid Sans Mono"/>
    </style:style>
    <style:style style:name="T25" style:family="text">
      <style:text-properties style:font-name="Droid Sans Mono" fo:font-size="10pt" style:font-size-asian="10pt" style:font-size-complex="10pt"/>
    </style:style>
    <style:style style:name="T26" style:family="text">
      <style:text-properties style:font-name="Droid Sans Mono" fo:font-size="10pt" officeooo:rsid="00635850" style:font-size-asian="10pt" style:font-size-complex="10pt"/>
    </style:style>
    <style:style style:name="T27" style:family="text">
      <style:text-properties officeooo:rsid="0066fbae"/>
    </style:style>
    <style:style style:name="T28" style:family="text">
      <style:text-properties officeooo:rsid="0069ca4c"/>
    </style:style>
    <style:style style:name="T29" style:family="text">
      <style:text-properties officeooo:rsid="00214e17"/>
    </style:style>
    <style:style style:name="T30" style:family="text">
      <style:text-properties officeooo:rsid="006a868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sible</text:p>
      <text:p text:style-name="P2"/>
      <text:h text:style-name="P54" text:outline-level="5"><text:bookmark-start text:name="__RefHeading__327_1776072604"/><text:span text:style-name="T5">What is Ansible</text:span><text:span text:style-name="T3">?</text:span><text:bookmark-end text:name="__RefHeading__327_1776072604"/></text:h>
      <text:p text:style-name="P3"/>
      <text:p text:style-name="P18"><text:span text:style-name="T16">A</text:span>nsible is a <text:span text:style-name="T10">tool for automation</text:span>. It is an <text:span text:style-name="T10">ope</text:span><text:span text:style-name="T11">n</text:span><text:span text:style-name="T10">-source</text:span> tool with its <text:span text:style-name="T10">declarative language</text:span>. Ansible is ideal for software provisioning, application deployment, and configuration management. The prominent advantage of Ansible is evident in the reduction of complexity and speeding up DevOps initiatives.</text:p>
      <text:p text:style-name="P18"/>
      <text:p text:style-name="P18">Ansible is also capable of better orchestration for complex IT tasks such as zero downtime rolling updates and continuous deployments. The primary objectives of Ansible are simplicity and higher ease of use.</text:p>
      <text:p text:style-name="P20"/>
      <text:p text:style-name="P20">It is an open-source platform that facilitates configuration management, task automation, or application deployment. It is a valuable DevOps tool. It was written in Python and powered by Red Hat. It uses SSH to deploy SSH without incurring any downtime.</text:p>
      <text:p text:style-name="P20"><text:bookmark-start text:name="__DdeLink__208_35142573129"/><text:bookmark-start text:name="__DdeLink__883_2189722070"/></text:p>
      <text:h text:style-name="P55" text:outline-level="5"><text:bookmark-start text:name="__RefHeading__331_177607260417"/><text:span text:style-name="T6">Difference between Terraform and Ansible</text:span><text:bookmark-start text:name="__DdeLink__199_351425731216"/><text:span text:style-name="T9">?</text:span><text:bookmark-end text:name="__RefHeading__331_177607260417"/></text:h>
      <text:p text:style-name="P14"><text:bookmark-end text:name="__DdeLink__208_35142573129"/><text:bookmark-end text:name="__DdeLink__199_351425731216"/></text:p>
      <text:p text:style-name="P15"><text:span text:style-name="T17">Terraform used declarative and Ansible </text:span>procedural processes<text:span text:style-name="T3">.</text:span></text:p>
      <text:p text:style-name="P30"><text:bookmark-end text:name="__DdeLink__883_2189722070"/></text:p>
      <table:table table:name="Table1" table:style-name="Table1">
        <table:table-column table:style-name="Table1.A"/>
        <table:table-column table:style-name="Table1.B"/>
        <table:table-column table:style-name="Table1.C"/>
        <table:table-row table:style-name="TableLine94723884989664">
          <table:table-cell table:style-name="Table1.A1" office:value-type="string">
            <text:p text:style-name="P49">What</text:p>
          </table:table-cell>
          <table:table-cell table:style-name="Table1.A1" office:value-type="string">
            <text:p text:style-name="P49">Ansible</text:p>
          </table:table-cell>
          <table:table-cell table:style-name="Table1.A1" office:value-type="string">
            <text:p text:style-name="P49">Terraform</text:p>
          </table:table-cell>
        </table:table-row>
        <table:table-row table:style-name="TableLine94723885024960">
          <table:table-cell table:style-name="Table1.A1" office:value-type="string">
            <text:p text:style-name="P49">Type</text:p>
          </table:table-cell>
          <table:table-cell table:style-name="Table1.A1" office:value-type="string">
            <text:p text:style-name="P48">Configuration management tool</text:p>
          </table:table-cell>
          <table:table-cell table:style-name="Table1.A1" office:value-type="string">
            <text:p text:style-name="P48">Orchestration tool</text:p>
          </table:table-cell>
        </table:table-row>
        <table:table-row table:style-name="TableLine94723885025424">
          <table:table-cell table:style-name="Table1.A1" office:value-type="string">
            <text:p text:style-name="P49">Infrastructure</text:p>
          </table:table-cell>
          <table:table-cell table:style-name="Table1.A1" office:value-type="string">
            <text:p text:style-name="P48"><text:bookmark-start text:name="__DdeLink__1024_2271235780"/>Provides support for mutable infrastructure.<text:bookmark-end text:name="__DdeLink__1024_2271235780"/></text:p>
          </table:table-cell>
          <table:table-cell table:style-name="Table1.A1" office:value-type="string">
            <text:p text:style-name="P48">Provides support for immutable infrastructure.</text:p>
          </table:table-cell>
        </table:table-row>
        <table:table-row table:style-name="TableLine94723885026176">
          <table:table-cell table:style-name="Table1.A1" office:value-type="string">
            <text:p text:style-name="P49">Language</text:p>
          </table:table-cell>
          <table:table-cell table:style-name="Table1.A1" office:value-type="string">
            <text:p text:style-name="P48">Procedural language.</text:p>
          </table:table-cell>
          <table:table-cell table:style-name="Table1.A1" office:value-type="string">
            <text:p text:style-name="P48">Declarative language.</text:p>
          </table:table-cell>
        </table:table-row>
        <table:table-row table:style-name="TableLine94723885027024">
          <table:table-cell table:style-name="Table1.A1" office:value-type="string">
            <text:p text:style-name="P49">VM <text:bookmark-start text:name="__DdeLink__1026_2271235780"/>provisioning, networking and storage management.<text:bookmark-end text:name="__DdeLink__1026_2271235780"/></text:p>
          </table:table-cell>
          <table:table-cell table:style-name="Table1.A1" office:value-type="string">
            <text:p text:style-name="P48"><text:bookmark-start text:name="__DdeLink__1028_2271235780"/>Provides partial VM provisioning, networking and storage management.<text:bookmark-end text:name="__DdeLink__1028_2271235780"/></text:p>
          </table:table-cell>
          <table:table-cell table:style-name="Table1.A1" office:value-type="string">
            <text:p text:style-name="P48">Provides comprehensive VM provisioning, networking and storage management.</text:p>
          </table:table-cell>
        </table:table-row>
        <table:table-row table:style-name="TableLine94723885027904">
          <table:table-cell table:style-name="Table1.A1" office:value-type="string">
            <text:p text:style-name="P49">Packaging and templating</text:p>
          </table:table-cell>
          <table:table-cell table:style-name="Table1.A1" office:value-type="string">
            <text:p text:style-name="P48"><text:bookmark-start text:name="__DdeLink__1030_2271235780"/>Complete support for packaging and templating.<text:bookmark-end text:name="__DdeLink__1030_2271235780"/></text:p>
          </table:table-cell>
          <table:table-cell table:style-name="Table1.A1" office:value-type="string">
            <text:p text:style-name="P48">Partial support for packaging and templating.</text:p>
          </table:table-cell>
        </table:table-row>
        <table:table-row table:style-name="TableLine94723885028816">
          <table:table-cell table:style-name="Table1.A1" office:value-type="string">
            <text:p text:style-name="P49">Lifecycle (state) management</text:p>
          </table:table-cell>
          <table:table-cell table:style-name="Table1.A1" office:value-type="string">
            <text:p text:style-name="P48"><text:bookmark-start text:name="__DdeLink__1032_2271235780"/>Does not have lifecycle management.<text:bookmark-end text:name="__DdeLink__1032_2271235780"/></text:p>
          </table:table-cell>
          <table:table-cell table:style-name="Table1.A1" office:value-type="string">
            <text:p text:style-name="P48">Is heavily dependent on lifecycle management.</text:p>
          </table:table-cell>
        </table:table-row>
      </table:table>
      <text:p text:style-name="P30"/>
      <text:p text:style-name="P21"><text:bookmark-start text:name="__DdeLink__208_351425731291"/></text:p>
      <text:h text:style-name="P56" text:outline-level="5"><text:bookmark-start text:name="__RefHeading__331_1776072604171"/><text:span text:style-name="T4">What do you mean by Ansible and why it is different from other DevOps tools</text:span><text:bookmark-start text:name="__DdeLink__184_2271235780"/><text:bookmark-start text:name="__DdeLink__199_3514257312161"/><text:span text:style-name="T9">?</text:span><text:bookmark-end text:name="__RefHeading__331_1776072604171"/></text:h>
      <text:p text:style-name="P16"><text:bookmark-end text:name="__DdeLink__208_351425731291"/><text:bookmark-end text:name="__DdeLink__199_3514257312161"/></text:p>
      <text:p text:style-name="P21">Ansible is a software automation tool. Besides, it is also a great IT Configuration management tool. In general, it works on Python language and deploys applications through SSH. The primary purpose of the tool is to enhance productivity by resolving various automation challenges.</text:p>
      <text:p text:style-name="P16"/>
      <text:p text:style-name="P16"><text:span text:style-name="T18">I</text:span>ts features have made it different from others which are:</text:p>
      <text:p text:style-name="P16"/>
      <text:p text:style-name="P16"><text:s text:c="4"/>It is simple: In general, Ansible uses YAML syntax, known as Playbooks.</text:p>
      <text:p text:style-name="P16"><text:s text:c="4"/>No agent required: You don’t need to install additional software if you are using Ansible.</text:p>
      <text:p text:style-name="P16"><text:s text:c="4"/>Flexible and effective: The tool enables you to automate the application environment.</text:p>
      <text:p text:style-name="P16"><text:s text:c="4"/>Highly efficient: With easy to understand modules, you can customize the tool as per your requirement.</text:p>
      <text:p text:style-name="P5"><text:bookmark-end text:name="__DdeLink__184_2271235780"/></text:p>
      <text:h text:style-name="P57" text:outline-level="5"><text:soft-page-break/><text:span text:style-name="T4">How does Ansible work</text:span><text:bookmark-start text:name="__DdeLink__199_35142573121611"/><text:span text:style-name="T9">?</text:span></text:h>
      <text:p text:style-name="P19"><text:bookmark-end text:name="__DdeLink__199_35142573121611"/></text:p>
      <text:p text:style-name="P31"><text:span text:style-name="T3">In short, Ansible works under two different types of servers. One is/</text:span><text:span text:style-name="T19">are</text:span><text:span text:style-name="T3"> </text:span><text:span text:style-name="T19">the (target) n</text:span><text:span text:style-name="T3">odes, and another one is the controlling machine. </text:span></text:p>
      <text:p text:style-name="P31"/>
      <text:p text:style-name="P31"><text:span text:style-name="T19">The</text:span><text:span text:style-name="T3"> controlling machine is the platform where Ansible is installed. </text:span></text:p>
      <text:p text:style-name="P31"/>
      <text:p text:style-name="P22">On the other side, controlling machines control the Nodes through SSH. Besides, the inventory file holds the node’s location. The tool deploys the modules on a node by initiating the playbook. As it is agentless, you don’t need to use any other tool to control the process. Such ansible interview questions are quite important, and you should clearly explain the process.</text:p>
      <text:p text:style-name="P6"/>
      <text:h text:style-name="P57" text:outline-level="5"><text:span text:style-name="T4">What do you mean by continuous delivery</text:span><text:bookmark-start text:name="__DdeLink__199_35142573121612"/><text:span text:style-name="T9">?</text:span></text:h>
      <text:p text:style-name="P19"><text:bookmark-end text:name="__DdeLink__199_35142573121612"/></text:p>
      <text:p text:style-name="P23">It is the process of delivering the application as soon as its development work completes. Furthermore, here you can use versioning control system. You can keep track of the process in real-time.</text:p>
      <text:p text:style-name="P6"/>
      <text:h text:style-name="P57" text:outline-level="5"><text:span text:style-name="T4">Why should one learn Ansible</text:span><text:bookmark-start text:name="__DdeLink__199_35142573121613"/><text:span text:style-name="T9">?</text:span></text:h>
      <text:p text:style-name="P19"><text:bookmark-end text:name="__DdeLink__199_35142573121613"/></text:p>
      <text:p text:style-name="P23">If you see, you will find it more than just a tool for the servers. Ansible also plays a great role in networking. If you search, you can find different support for networking devices. However, ansible gives a clear view of the environment. Besides, it lets you know how it works in the process of network automation. It makes the automation process much more straightforward and getting popular among developers.</text:p>
      <text:p text:style-name="P6"/>
      <text:h text:style-name="P57" text:outline-level="5"><text:span text:style-name="T4">Can you tell about server requirements for Ansible</text:span><text:bookmark-start text:name="__DdeLink__199_35142573121614"/><text:span text:style-name="T9">?</text:span></text:h>
      <text:p text:style-name="P19"><text:bookmark-end text:name="__DdeLink__199_35142573121614"/></text:p>
      <text:p text:style-name="P32"><text:span text:style-name="T20">I</text:span><text:span text:style-name="T3">f </text:span><text:span text:style-name="T20">you are </text:span><text:span text:style-name="T3">using Windows, </text:span><text:span text:style-name="T20">you </text:span><text:span text:style-name="T3">will need a virtual machine with Linux. </text:span></text:p>
      <text:p text:style-name="P32"/>
      <text:p text:style-name="P32"><text:span text:style-name="T3">Because Ansible requires Python. Besides, make sure that you are using Python 2.6 and the latest version. Always consider going through such </text:span><text:span text:style-name="T20">A</text:span><text:span text:style-name="T3">nsible interview questions for DevOps engineers. .</text:span></text:p>
      <text:p text:style-name="P6"/>
      <text:h text:style-name="P57" text:outline-level="5"><text:span text:style-name="T4">What do you mean by Ansible tower</text:span><text:bookmark-start text:name="__DdeLink__199_35142573121615"/><text:span text:style-name="T9">?</text:span></text:h>
      <text:p text:style-name="P19"><text:bookmark-end text:name="__DdeLink__199_35142573121615"/></text:p>
      <text:p text:style-name="P23">Ansible Tower is a hub to store all the automation tasks. It works on agentless modules. Besides, it doesn’t require any local file installation to connect nodes with the controlling machine. However, until ten nodes, you can use it for free. </text:p>
      <text:p text:style-name="P19"><text:bookmark-start text:name="__DdeLink__1055_2271235780"/></text:p>
      <text:h text:style-name="P57" text:outline-level="5"><text:span text:style-name="T4">Can you tell something about Playbook</text:span><text:bookmark-start text:name="__DdeLink__199_35142573121616"/><text:span text:style-name="T9">?</text:span></text:h>
      <text:p text:style-name="P19"><text:bookmark-end text:name="__DdeLink__199_35142573121616"/></text:p>
      <text:p text:style-name="P23">The playbook is a process to transmit commands to systems. Besides, it comes with YAML format files. In detail, with this, one can now easily configure the environment by sending a command to different computers. So, there is no need to use Ansible commands separately to set up the computers.<text:bookmark-end text:name="__DdeLink__1055_2271235780"/></text:p>
      <text:p text:style-name="P19"/>
      <text:p text:style-name="P34">In our setup we used roles for ???</text:p>
      <text:p text:style-name="P34"/>
      <text:p text:style-name="P6"><text:soft-page-break/></text:p>
      <text:p text:style-name="P33"/>
      <text:h text:style-name="P58" text:outline-level="5"><text:span text:style-name="T4">What are the uses of Ansible</text:span><text:bookmark-start text:name="__DdeLink__199_351425731216161"/><text:span text:style-name="T9">?</text:span></text:h>
      <text:p text:style-name="P33"><text:bookmark-end text:name="__DdeLink__199_351425731216161"/></text:p>
      <text:p text:style-name="P24">Developers prefer to use Ansible to deploy different software applications to nodes with just a single command. </text:p>
      <text:p text:style-name="P24">It makes the configuration and automation management a lot easier than before. With a little know-how, you can carry out the task. Besides, in the field of IT industry, it helps in managing and deploying applications to remote nodes..</text:p>
      <text:p text:style-name="P33"/>
      <text:h text:style-name="P58" text:outline-level="5"><text:span text:style-name="T4">What do you mean by Ansible Galaxy</text:span><text:bookmark-start text:name="__DdeLink__199_351425731216162"/><text:span text:style-name="T9">?</text:span></text:h>
      <text:p text:style-name="P33"><text:bookmark-end text:name="__DdeLink__199_351425731216162"/></text:p>
      <text:p text:style-name="P25">Ansible galaxy, bundled with Ansible creates the effective directory structure. In general, with the command, it can easily communicate with the client. Besides, it also offers to automate configuration through the playbook.</text:p>
      <text:p text:style-name="P33"/>
      <text:h text:style-name="P58" text:outline-level="5"><text:span text:style-name="T4">Can you explain about different Ansible modules</text:span><text:bookmark-start text:name="__DdeLink__199_351425731216163"/><text:span text:style-name="T9">?</text:span></text:h>
      <text:p text:style-name="P33"><text:bookmark-end text:name="__DdeLink__199_351425731216163"/></text:p>
      <text:p text:style-name="P26">Ansible comes with two different modules, i.e., Extra and Core modules. All these modules are idempotent.</text:p>
      <text:p text:style-name="P8"/>
      <text:p text:style-name="P8"><text:span text:style-name="T12">Extra modules</text:span><text:span text:style-name="T3">: Ansible community maintains such modules. Besides, the modules are reusable. Even though they are the parts of Ansible, you can separate them whenever you need.</text:span></text:p>
      <text:p text:style-name="P8"/>
      <text:p text:style-name="P8"><text:span text:style-name="T12">Core modules</text:span><text:span text:style-name="T3">: Core modules play a much greater role than extra modules. They always come with the software.</text:span></text:p>
      <text:p text:style-name="P33"/>
      <text:h text:style-name="P58" text:outline-level="5"><text:span text:style-name="T4">Can you explain about Ansible’s callback plugin</text:span><text:bookmark-start text:name="__DdeLink__199_351425731216164"/><text:span text:style-name="T9">?</text:span></text:h>
      <text:p text:style-name="P33"><text:bookmark-end text:name="__DdeLink__199_351425731216164"/></text:p>
      <text:p text:style-name="P25">It lets the users add new behaviors to Ansible, responding to the ongoing event. In general, this plugin controls all most all the outputs running in the command program. Besides, you can use this to add some more output, for the integration of different tools and more.</text:p>
      <text:p text:style-name="P33"/>
      <text:h text:style-name="P58" text:outline-level="5"><text:span text:style-name="T4">What are the Ansible variables</text:span><text:bookmark-start text:name="__DdeLink__199_351425731216165"/><text:span text:style-name="T9">?</text:span></text:h>
      <text:p text:style-name="P33"><text:bookmark-end text:name="__DdeLink__199_351425731216165"/></text:p>
      <text:p text:style-name="P27">Ansible variables are quite similar to variables of other programming languages. In detail, they come with value uses for computing playbooks. Besides, we can use different conditions for the variables. For example,</text:p>
      <text:p text:style-name="P9"/>
      <text:p text:style-name="P27"><text:s text:c="4"/>– hosts: your host’s</text:p>
      <text:p text:style-name="P27"><text:s text:c="4"/>vars:</text:p>
      <text:p text:style-name="P27"><text:s text:c="4"/>port_Tomcat : 6060</text:p>
      <text:p text:style-name="P9"/>
      <text:p text:style-name="P27">With this command, you can define Port_Tomcat with port number 6060. You can use this variable in the playbook.</text:p>
      <text:p text:style-name="P7"/>
      <text:p text:style-name="P33"><text:bookmark-start text:name="__DdeLink__1092_2271235780"/><text:soft-page-break/></text:p>
      <text:h text:style-name="P58" text:outline-level="5"><text:span text:style-name="T4">How can you access shell environment variables in Ansible</text:span><text:bookmark-start text:name="__DdeLink__199_351425731216166"/><text:span text:style-name="T9">?</text:span></text:h>
      <text:p text:style-name="P33"><text:bookmark-end text:name="__DdeLink__199_351425731216166"/></text:p>
      <text:p text:style-name="P9"><text:span text:style-name="T21">T</text:span><text:span text:style-name="T3">o access the existing variables, we can use the ENV lookup plugin. For example, to access the value of the Office environment, we can use the following commands:</text:span></text:p>
      <text:p text:style-name="P9"/>
      <text:p text:style-name="P27"># ...</text:p>
      <text:p text:style-name="P9"/>
      <text:p text:style-name="P27">vars:</text:p>
      <text:p text:style-name="P9"/>
      <text:p text:style-name="P27">local_home: "{{lookup('env','Office')}}”</text:p>
      <text:p text:style-name="P9"/>
      <text:p text:style-name="P27">I</text:p>
      <text:p text:style-name="P9"/>
      <text:p text:style-name="P27">{{ansible_env.SOME_VARIABLE}}.<text:bookmark-end text:name="__DdeLink__1092_2271235780"/></text:p>
      <text:p text:style-name="P33"/>
      <text:h text:style-name="P58" text:outline-level="5"><text:span text:style-name="T4">What are the ways to disable </text:span><text:bookmark-start text:name="__DdeLink__1159_2559628612"/><text:span text:style-name="T4">cowsay</text:span><text:bookmark-start text:name="__DdeLink__199_351425731216167"/><text:bookmark-end text:name="__DdeLink__1159_2559628612"/><text:span text:style-name="T9">?</text:span></text:h>
      <text:p text:style-name="P7"><text:bookmark-end text:name="__DdeLink__199_351425731216167"/></text:p>
      <text:p text:style-name="P27">- By <text:span text:style-name="T10">uninstalling cowsay</text:span>.</text:p>
      <text:p text:style-name="P52"><text:s text:c="3"/><text:span text:style-name="T27">su</text:span>do apt remove cowsay</text:p>
      <text:p text:style-name="P27">- <text:span text:style-name="T27">By executing the playbook with </text:span><text:span text:style-name="T14">ANSIBLE_NOCOWS=1</text:span></text:p>
      <text:p text:style-name="P51"><text:span text:style-name="Source_20_Text"><text:span text:style-name="T24"><text:s text:c="3"/>ANSIBLE_NOCOWS=1 ansible-playbook -i /path/to/hosts playbook.yml</text:span></text:span></text:p>
      <text:p text:style-name="P29">- By setting up the value for the variable <text:span text:style-name="T27">ANSIBLE_NOCOWS</text:span></text:p>
      <text:p text:style-name="P40"><text:s text:c="3"/>export ANSIBLE_NOCOWS=1</text:p>
      <text:p text:style-name="P7"/>
      <text:p text:style-name="P50"><text:span text:style-name="Source_20_Text">____________</text:span></text:p>
      <text:p text:style-name="Preformatted_20_Text"><text:span text:style-name="Source_20_Text">&lt; PLAY [all] &gt;</text:span></text:p>
      <text:p text:style-name="Preformatted_20_Text"><text:span text:style-name="Source_20_Text">------------</text:span></text:p>
      <text:p text:style-name="Preformatted_20_Text"><text:span text:style-name="Source_20_Text"><text:s text:c="8"/>\ <text:s text:c="2"/>^__^</text:span></text:p>
      <text:p text:style-name="Preformatted_20_Text"><text:span text:style-name="Source_20_Text"><text:s text:c="8"/>\ <text:s/>(oo)\_______</text:span></text:p>
      <text:p text:style-name="Preformatted_20_Text"><text:span text:style-name="Source_20_Text"><text:s text:c="12"/>(__)\ <text:s text:c="6"/>)\/\</text:span></text:p>
      <text:p text:style-name="Preformatted_20_Text"><text:span text:style-name="Source_20_Text"><text:s text:c="16"/>||----w |</text:span></text:p>
      <text:p text:style-name="P53"><text:span text:style-name="Source_20_Text"><text:s text:c="16"/>|| <text:s text:c="4"/>||</text:span></text:p>
      <text:h text:style-name="P58" text:outline-level="5"><text:span text:style-name="T4">Can you explain some differences between Puppet and Ansible</text:span><text:bookmark-start text:name="__DdeLink__199_351425731216168"/><text:span text:style-name="T9">?</text:span></text:h>
      <text:p text:style-name="P33"><text:bookmark-end text:name="__DdeLink__199_351425731216168"/></text:p>
      <text:p text:style-name="P35">Puppet:</text:p>
      <text:p text:style-name="P7"/>
      <text:p text:style-name="P7">It is much <text:span text:style-name="T13">more </text:span><text:span text:style-name="T10">complex than Ansible</text:span>. Puppet uses Ruby language, and the tool helps in reporting and visualization. However, you will <text:span text:style-name="T10">need third party software to run this tool</text:span>. The best thing about this is it <text:span text:style-name="T10">runs on different operating systems</text:span>. However, before start using it, you need to learn the DSL language.</text:p>
      <text:p text:style-name="P7"/>
      <text:p text:style-name="P35">Ansible:</text:p>
      <text:p text:style-name="P7"/>
      <text:p text:style-name="P7">The tool <text:span text:style-name="T10">is simple to use and easy to setup</text:span>. Unlike Puppet, Ansible <text:span text:style-name="T10">uses YAML language</text:span>. Besides, Ansible <text:span text:style-name="T10">doesn’t require an agent</text:span>. With this, one can enjoy an effective and automated process. That means an increase in production and error-free delivery. However, <text:span text:style-name="T10">it will not work on Windows OS</text:span> and only works on Linux.</text:p>
      <text:p text:style-name="P46"/>
      <text:h text:style-name="P58" text:outline-level="5"><text:span text:style-name="T4">What are the differences between Chef and Ansible</text:span><text:bookmark-start text:name="__DdeLink__199_351425731216169"/><text:span text:style-name="T9">?</text:span></text:h>
      <text:p text:style-name="P33"><text:bookmark-end text:name="__DdeLink__199_351425731216169"/></text:p>
      <text:p text:style-name="P10"><text:span text:style-name="T3">- </text:span><text:span text:style-name="T22">Ansible is easy to install. H</text:span><text:span text:style-name="T3">owever, Chef requires a complex installation process.</text:span></text:p>
      <text:p text:style-name="P10"><text:span text:style-name="T3">- </text:span><text:span text:style-name="T22">N</text:span><text:span text:style-name="T3">etwork management, in Ansible, it is quite easy. But one may face some issues with Chef when it comes to network management.</text:span></text:p>
      <text:p text:style-name="P28">- When it comes to scalability, both will offer you the same level of scalability.</text:p>
      <text:p text:style-name="P28">- While Ansible supports, YAML+ Python language Chef supports Ruby language.</text:p>
      <text:p text:style-name="P28">- Production cost is much lower in Ansible, but in Chef it can be a little more.</text:p>
      <text:p text:style-name="P28">- Unlike Ansible, Chef requires third-party software to work on the nodes remotely.</text:p>
      <text:p text:style-name="P33"/>
      <text:h text:style-name="P58" text:outline-level="5"><text:span text:style-name="T4">What are the steps to set up or install Ansible</text:span><text:bookmark-start text:name="__DdeLink__199_3514257312161610"/><text:span text:style-name="T9">?</text:span></text:h>
      <text:p text:style-name="P33"><text:bookmark-end text:name="__DdeLink__199_3514257312161610"/></text:p>
      <text:p text:style-name="P7"><text:span text:style-name="T23">T</text:span>here are two major ways through which you can install Ansible.</text:p>
      <text:p text:style-name="P7"/>
      <text:p text:style-name="P7">Linux environment installation process</text:p>
      <text:p text:style-name="P7"/>
      <text:p text:style-name="P11">- <text:span text:style-name="T23">A</text:span>dd the repository to the APT. <text:s/><text:span text:style-name="T23">s</text:span></text:p>
      <text:p text:style-name="P11"><text:span text:style-name="T26"><text:s text:c="3"/>s</text:span><text:span text:style-name="T25">udo apt-add-repository -y ppa: ansible/ansible</text:span></text:p>
      <text:p text:style-name="P11">- <text:span text:style-name="T23">Update the repository</text:span></text:p>
      <text:p text:style-name="P37"><text:s text:c="3"/>sudo apt-get update</text:p>
      <text:p text:style-name="P11">- <text:span text:style-name="T23">Install </text:span>Ansible</text:p>
      <text:p text:style-name="P36"><text:s text:c="3"/>sudo apt-get install -y ansible</text:p>
      <text:p text:style-name="P7"/>
      <text:p text:style-name="P7">Python environment installation process</text:p>
      <text:p text:style-name="P7"/>
      <text:p text:style-name="P7">- <text:span text:style-name="T23">I</text:span>nstall Python <text:span text:style-name="T23">(if you don’t have it already)</text:span></text:p>
      <text:p text:style-name="P11">- <text:span text:style-name="T23">Install Ansible using the pip command</text:span></text:p>
      <text:p text:style-name="P36"><text:s text:c="3"/>sudo pip install ansible</text:p>
      <text:p text:style-name="P11">- <text:span text:style-name="T23">Update </text:span>Ansible <text:span text:style-name="T23">(if you want to)</text:span></text:p>
      <text:p text:style-name="P36"><text:s text:c="3"/>sudo pip install –upgrade ansible</text:p>
      <text:p text:style-name="P11"/>
      <text:p text:style-name="P11"><text:span text:style-name="T23">Both: V</text:span>erify the success of the installation using the command</text:p>
      <text:p text:style-name="P36"><text:s text:c="3"/>ansible –version</text:p>
      <text:p text:style-name="P33"/>
      <text:h text:style-name="P58" text:outline-level="5"><text:span text:style-name="T4">How can you connect multiple devices in Ansible</text:span><text:bookmark-start text:name="__DdeLink__199_3514257312161611"/><text:span text:style-name="T9">?</text:span></text:h>
      <text:p text:style-name="P33"><text:bookmark-end text:name="__DdeLink__199_3514257312161611"/></text:p>
      <text:p text:style-name="P25">With the installation of Ansible, you complete the basic configuration. Besides, this will also create an inventory. This will remain as the base, and now you are ready to test the Ansible. However, if you want to connect to multiple devices, then use the feature “Ping Module.” For connection test, use Ansible – m ping all.</text:p>
      <text:p text:style-name="P33"/>
      <text:p text:style-name="P46"/>
      <text:h text:style-name="P58" text:outline-level="5"><text:span text:style-name="T4">Is it possible to create own modules through Ansible</text:span><text:bookmark-start text:name="__DdeLink__199_3514257312161612"/><text:span text:style-name="T9">?</text:span></text:h>
      <text:p text:style-name="P33"><text:bookmark-end text:name="__DdeLink__199_3514257312161612"/></text:p>
      <text:p text:style-name="P7">Yes, developers are free to create their modules using Ansible. In detail, this useful open-source tool works on Python. So, if you know more about Python language programming, you can create your modules. That’s why the tool is highly customizable. Besides, it won’t take much time for creating new modules. </text:p>
      <text:p text:style-name="P33"/>
      <text:h text:style-name="P58" text:outline-level="5"><text:span text:style-name="T4">What do you mean by Ansible Vaults and explain their uses</text:span><text:bookmark-start text:name="__DdeLink__199_3514257312161613"/><text:span text:style-name="T9">?</text:span></text:h>
      <text:p text:style-name="P33"><text:bookmark-end text:name="__DdeLink__199_3514257312161613"/></text:p>
      <text:p text:style-name="P25">It is a unique feature of Ansible which let you store all the file securely. In general, it encrypts the files, YMAL Playbooks, and other variables in Ansible. Besides, it offers you can get unique facility where you encrypt as well as integrate the data with the Playbook.</text:p>
      <text:p text:style-name="P7"/>
      <text:p text:style-name="P33"><text:bookmark-start text:name="__DdeLink__1156_2882611025"/></text:p>
      <text:h text:style-name="P58" text:outline-level="5"><text:span text:style-name="T7">What is the command to run an Ansible playbook</text:span><text:bookmark-start text:name="__DdeLink__199_3514257312161614"/><text:span text:style-name="T9">?</text:span></text:h>
      <text:p text:style-name="P33"><text:bookmark-end text:name="__DdeLink__199_3514257312161614"/></text:p>
      <text:p text:style-name="P38">ansible-playbook playbooks/master.yml <text:span text:style-name="T28">\</text:span></text:p>
      <text:p text:style-name="P38"><text:s text:c="2"/>-<text:span text:style-name="T28">i </text:span>env/local/hosts <text:span text:style-name="T28">\ <text:s text:c="17"/># Use inventory file</text:span></text:p>
      <text:p text:style-name="P38"><text:s/><text:bookmark-start text:name="__DdeLink__928_2560664044"/><text:s/><text:bookmark-end text:name="__DdeLink__928_2560664044"/>-u udo <text:span text:style-name="T28">\ <text:s text:c="29"/># ssh username</text:span></text:p>
      <text:p text:style-name="P41"><text:bookmark-start text:name="__DdeLink__938_2560664044"/><text:span text:style-name="T29"><text:s text:c="2"/></text:span><text:bookmark-start text:name="__DdeLink__930_2560664044"/><text:span text:style-name="T29">--become </text:span><text:span text:style-name="T28">\</text:span><text:bookmark-end text:name="__DdeLink__930_2560664044"/><text:span text:style-name="T28"> <text:s text:c="27"/># </text:span><text:span text:style-name="T30">A</text:span>ctivate privilege escalation.</text:p>
      <text:p text:style-name="P41"><text:s text:c="2"/>--become_user <text:span text:style-name="T30">\ <text:s text:c="22"/># The user you become (default root)</text:span></text:p>
      <text:p text:style-name="P42"><text:span text:style-name="T29"><text:s text:c="2"/></text:span><text:bookmark-start text:name="__DdeLink__930_25606640441"/><text:span text:style-name="T29">--ask-become-pass </text:span><text:span text:style-name="T28">\</text:span><text:bookmark-end text:name="__DdeLink__930_25606640441"/><text:span text:style-name="T28"> <text:s text:c="18"/># </text:span><text:span text:style-name="T30">Enter the </text:span>privilege escalation <text:span text:style-name="T30">password</text:span></text:p>
      <text:p text:style-name="P39"><text:bookmark-end text:name="__DdeLink__938_2560664044"/><text:s text:c="2"/>--list-hosts <text:span text:style-name="T28">\ <text:s text:c="23"/># List the target hosts</text:span></text:p>
      <text:p text:style-name="P37"><text:s text:c="2"/>--<text:span text:style-name="T28">check \ <text:s text:c="28"/># Check only, don’t execute commands</text:span></text:p>
      <text:p text:style-name="P37"><text:s text:c="2"/>--tags "config" <text:span text:style-name="T28">\ <text:s text:c="20"/># Only execute steps with tag “config”</text:span></text:p>
      <text:p text:style-name="P37"><text:s text:c="2"/>--skip-tags gitchecks <text:span text:style-name="T28">\ <text:s text:c="14"/># Skip steps with tag “gitchecks”</text:span></text:p>
      <text:p text:style-name="P37"><text:s text:c="2"/>--limit host1,host2 <text:span text:style-name="T28">\ <text:s text:c="16"/># Only execute on host1 and host 2</text:span></text:p>
      <text:p text:style-name="P37"><text:s text:c="2"/>--<text:span text:style-name="T28">vvv <text:s text:c="32"/># Display verbose messages</text:span></text:p>
      <text:p text:style-name="P33"><text:bookmark-start text:name="__DdeLink__925_2560664044"/></text:p>
      <text:h text:style-name="P59" text:outline-level="5"><text:span text:style-name="T4">xxx</text:span><text:bookmark-start text:name="__DdeLink__199_35142573121616141"/><text:span text:style-name="T9">?</text:span></text:h>
      <text:p text:style-name="P43"><text:bookmark-end text:name="__DdeLink__199_35142573121616141"/></text:p>
      <text:p text:style-name="P12"><text:span text:style-name="T15">Xxx</text:span><text:span text:style-name="T3">.</text:span></text:p>
      <text:p text:style-name="P12"/>
      <text:p text:style-name="P44"/>
      <text:h text:style-name="P60" text:outline-level="5"><text:bookmark-start text:name="__DdeLink__1021_2620059263"/><text:span text:style-name="T4">xxx</text:span><text:bookmark-start text:name="__DdeLink__199_351425731216161411"/><text:span text:style-name="T9">?</text:span></text:h>
      <text:p text:style-name="P44"><text:bookmark-end text:name="__DdeLink__199_351425731216161411"/></text:p>
      <text:p text:style-name="P13"><text:span text:style-name="T15">Xxx</text:span><text:span text:style-name="T3">.</text:span></text:p>
      <text:p text:style-name="P13"><text:bookmark-end text:name="__DdeLink__1021_2620059263"/></text:p>
      <text:p text:style-name="P13"/>
      <text:h text:style-name="P61" text:outline-level="5"><text:bookmark-start text:name="__DdeLink__1027_2620059263"/><text:span text:style-name="T4">xxx</text:span><text:bookmark-start text:name="__DdeLink__199_3514257312161614111"/><text:span text:style-name="T9">?</text:span></text:h>
      <text:p text:style-name="P67"><text:bookmark-end text:name="__DdeLink__199_3514257312161614111"/></text:p>
      <text:p text:style-name="P65"><text:span text:style-name="T15">Xxx</text:span><text:span text:style-name="T3">.</text:span></text:p>
      <text:p text:style-name="P65"><text:bookmark-end text:name="__DdeLink__1027_2620059263"/></text:p>
      <text:p text:style-name="P65"/>
      <text:h text:style-name="P61" text:outline-level="5"><text:soft-page-break/><text:span text:style-name="T8">What is the difference between modules and plugins</text:span><text:bookmark-start text:name="__DdeLink__199_3514257312161614112"/><text:span text:style-name="T9">?</text:span></text:h>
      <text:p text:style-name="P67"><text:bookmark-end text:name="__DdeLink__199_3514257312161614112"/></text:p>
      <text:list xml:id="list2462897163" text:style-name="L1">
        <text:list-item>
          <text:p text:style-name="P66">Modules are reusable, standalone scripts that can be used by the Ansible API.</text:p>
        </text:list-item>
        <text:list-item>
          <text:p text:style-name="P66">Plugins are shared code that can be used by any module.</text:p>
        </text:list-item>
      </text:list>
      <text:p text:style-name="P65"/>
      <text:h text:style-name="P61" text:outline-level="5"><text:span text:style-name="T8">How do you add a module</text:span><text:bookmark-start text:name="__DdeLink__199_3514257312161614113"/><text:span text:style-name="T9">?</text:span></text:h>
      <text:p text:style-name="P67"><text:bookmark-end text:name="__DdeLink__199_3514257312161614113"/></text:p>
      <text:p text:style-name="P69">Ansible automatically loads all executable files found in certain directories as modules, so you can create or add a local module in any of these locations:</text:p>
      <text:list xml:id="list3644562477" text:style-name="L2">
        <text:list-item>
          <text:p text:style-name="P72">any directory added to the <text:span text:style-name="Source_20_Text">ANSIBLE_LIBRARY</text:span> environment variable (<text:span text:style-name="Source_20_Text">$ANSIBLE_LIBRARY</text:span> takes a colon-separated list like <text:span text:style-name="Source_20_Text">$PATH</text:span>) </text:p>
        </text:list-item>
        <text:list-item>
          <text:p text:style-name="P72"><text:span text:style-name="Source_20_Text">~/.ansible/plugins/modules/</text:span> </text:p>
        </text:list-item>
        <text:list-item>
          <text:p text:style-name="P68"><text:span text:style-name="Source_20_Text">/usr/share/ansible/plugins/modules/</text:span> </text:p>
        </text:list-item>
      </text:list>
      <text:p text:style-name="P65"/>
      <text:p text:style-name="P69">To confirm that <text:span text:style-name="Source_20_Text">my_custom_module</text:span> is available:</text:p>
      <text:list xml:id="list911457310" text:style-name="L3">
        <text:list-item>
          <text:p text:style-name="P70">type “<text:span text:style-name="Source_20_Text">ansible-doc -t module my_custom_module”</text:span>. You should see the documentation for that module. </text:p>
        </text:list-item>
      </text:list>
      <text:p text:style-name="P65"/>
      <text:h text:style-name="P61" text:outline-level="5"><text:span text:style-name="T8">How to add a plugin</text:span><text:bookmark-start text:name="__DdeLink__199_35142573121616141111"/><text:span text:style-name="T9">?</text:span></text:h>
      <text:p text:style-name="P67"><text:bookmark-end text:name="__DdeLink__199_35142573121616141111"/></text:p>
      <text:p text:style-name="P69">Ansible loads plugins automatically too, loading each type of plugin separately from a directory named for the type of plugin. Here’s the full list of plugin directory names:</text:p>
      <text:list xml:id="list3262693581" text:style-name="L4">
        <text:list-item>
          <text:p text:style-name="P63">action_plugins* </text:p>
        </text:list-item>
        <text:list-item>
          <text:p text:style-name="P63">cache_plugins </text:p>
        </text:list-item>
        <text:list-item>
          <text:p text:style-name="P63">callback_plugins </text:p>
        </text:list-item>
        <text:list-item>
          <text:p text:style-name="P63">connection_plugins </text:p>
        </text:list-item>
        <text:list-item>
          <text:p text:style-name="P63">filter_plugins* </text:p>
        </text:list-item>
        <text:list-item>
          <text:p text:style-name="P63">inventory_plugins </text:p>
        </text:list-item>
        <text:list-item>
          <text:p text:style-name="P63">lookup_plugins </text:p>
        </text:list-item>
        <text:list-item>
          <text:p text:style-name="P63">shell_plugins </text:p>
        </text:list-item>
        <text:list-item>
          <text:p text:style-name="P63">strategy_plugins </text:p>
        </text:list-item>
        <text:list-item>
          <text:p text:style-name="P63">test_plugins* </text:p>
        </text:list-item>
        <text:list-item>
          <text:p text:style-name="P62">vars_plugins </text:p>
        </text:list-item>
      </text:list>
      <text:p text:style-name="Text_20_body">You can create or add a local plugin in any of these locations:</text:p>
      <text:list xml:id="list804023015" text:style-name="L5">
        <text:list-item>
          <text:p text:style-name="P73">any directory added to the relevant <text:span text:style-name="Source_20_Text">ANSIBLE_plugin_type_PLUGINS</text:span> environment variable (these variables, such as <text:span text:style-name="Source_20_Text">$ANSIBLE_INVENTORY_PLUGINS</text:span> and <text:span text:style-name="Source_20_Text">$ANSIBLE_VARS_PLUGINS</text:span> take colon-separated lists like <text:span text:style-name="Source_20_Text">$PATH</text:span>) </text:p>
        </text:list-item>
        <text:list-item>
          <text:p text:style-name="P73">the directory named for the correct <text:span text:style-name="Source_20_Text">plugin_type</text:span> within <text:span text:style-name="Source_20_Text">~/.ansible/plugins/</text:span> - for example, <text:span text:style-name="Source_20_Text">~/.ansible/plugins/callback_plugins</text:span> </text:p>
        </text:list-item>
        <text:list-item>
          <text:p text:style-name="P71">the directory named for the correct <text:span text:style-name="Source_20_Text">plugin_type</text:span> within <text:span text:style-name="Source_20_Text">/usr/share/ansible/plugins/</text:span> - for example, <text:span text:style-name="Source_20_Text">/usr/share/ansible/plugins/plugin_type/action_plugins</text:span> </text:p>
        </text:list-item>
      </text:list>
      <text:p text:style-name="P65"/>
      <text:p text:style-name="P65"/>
      <text:p text:style-name="P13"><text:bookmark text:name="__DdeLink__208_351425731292"/><text:bookmark-end text:name="__DdeLink__925_2560664044"/><text:bookmark-end text:name="__DdeLink__1156_2882611025"/></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327_1776072604" text:style-name="Index_20_Link" text:visited-style-name="Index_20_Link">1. What is DevOps? Is it a tool, framework or programming language?<text:tab/>1</text:a></text:p>
          <text:p text:style-name="P47"><text:a xlink:type="simple" xlink:href="#__RefHeading___Toc354_3514257312" text:style-name="Index_20_Link" text:visited-style-name="Index_20_Link">2. What can a DevOps Engineer do?<text:tab/>1</text:a></text:p>
          <text:p text:style-name="P47"><text:a xlink:type="simple" xlink:href="#__RefHeading__329_1776072604" text:style-name="Index_20_Link" text:visited-style-name="Index_20_Link">3. How DevOps Collaborates Development &amp; Operations teams?<text:tab/>1</text:a></text:p>
          <text:p text:style-name="P47"><text:a xlink:type="simple" xlink:href="#__RefHeading___Toc905_2189722070" text:style-name="Index_20_Link" text:visited-style-name="Index_20_Link">4. What made you take the decision to become a DevOps engineer?<text:tab/>1</text:a></text:p>
          <text:p text:style-name="P47"><text:a xlink:type="simple" xlink:href="#__RefHeading___Toc356_3514257312" text:style-name="Index_20_Link" text:visited-style-name="Index_20_Link">5. What are the prerequisites for the implementation of DevOps?<text:tab/>2</text:a></text:p>
          <text:p text:style-name="P47"><text:a xlink:type="simple" xlink:href="#__RefHeading__331_17760726042" text:style-name="Index_20_Link" text:visited-style-name="Index_20_Link">6. List out some of the most popular DevOps tools. Did you use any of these tools?<text:tab/>2</text:a></text:p>
          <text:p text:style-name="P47"><text:a xlink:type="simple" xlink:href="#__RefHeading__331_17760726043" text:style-name="Index_20_Link" text:visited-style-name="Index_20_Link">7. What’s the role of AWS in DevOps?<text:tab/>2</text:a></text:p>
          <text:p text:style-name="P47"><text:a xlink:type="simple" xlink:href="#__RefHeading__331_17760726044" text:style-name="Index_20_Link" text:visited-style-name="Index_20_Link">8. What are the most used scripting languages for DevOps?<text:tab/>2</text:a></text:p>
          <text:p text:style-name="P47"><text:a xlink:type="simple" xlink:href="#__RefHeading__331_17760726045" text:style-name="Index_20_Link" text:visited-style-name="Index_20_Link">9. DevOps and Agile: Are they synonymous or different items?<text:tab/>3</text:a></text:p>
          <text:p text:style-name="P47"><text:a xlink:type="simple" xlink:href="#__RefHeading__331_17760726046" text:style-name="Index_20_Link" text:visited-style-name="Index_20_Link">10. What is CI/CD in DevOps?<text:tab/>3</text:a></text:p>
          <text:p text:style-name="P47"><text:a xlink:type="simple" xlink:href="#__RefHeading__331_17760726047" text:style-name="Index_20_Link" text:visited-style-name="Index_20_Link">11. Is DevOps Continuous Delivery and Continuous Deployment are the same?<text:tab/>3</text:a></text:p>
          <text:p text:style-name="P47"><text:a xlink:type="simple" xlink:href="#__RefHeading___Toc907_2189722070" text:style-name="Index_20_Link" text:visited-style-name="Index_20_Link">12. Is testing necessary before production in a DevOps environment?<text:tab/>3</text:a></text:p>
          <text:p text:style-name="P47"><text:a xlink:type="simple" xlink:href="#__RefHeading__331_17760726049" text:style-name="Index_20_Link" text:visited-style-name="Index_20_Link">13. What are CI Pipelines and DevOps Assembly Lines?<text:tab/>3</text:a></text:p>
          <text:p text:style-name="P47"><text:a xlink:type="simple" xlink:href="#__RefHeading__331_177607260410" text:style-name="Index_20_Link" text:visited-style-name="Index_20_Link">14. What is IaaC and how is it implemented using AWS?<text:tab/>4</text:a></text:p>
          <text:p text:style-name="P47"><text:a xlink:type="simple" xlink:href="#__RefHeading__331_177607260411" text:style-name="Index_20_Link" text:visited-style-name="Index_20_Link">15. Why we need Git in DevOps?<text:tab/>4</text:a></text:p>
          <text:p text:style-name="P47"><text:a xlink:type="simple" xlink:href="#__RefHeading__331_177607260412" text:style-name="Index_20_Link" text:visited-style-name="Index_20_Link">16. What are Anti-Patterns of DevOps?<text:tab/>4</text:a></text:p>
          <text:p text:style-name="P47"><text:a xlink:type="simple" xlink:href="#__RefHeading__331_177607260413" text:style-name="Index_20_Link" text:visited-style-name="Index_20_Link">17. Can DevOps be applied to the waterfall software development model?<text:tab/>4</text:a></text:p>
          <text:p text:style-name="P47"><text:a xlink:type="simple" xlink:href="#__RefHeading__331_177607260414" text:style-name="Index_20_Link" text:visited-style-name="Index_20_Link">18. What is the role of configuration management in DevOps?<text:tab/>5</text:a></text:p>
          <text:p text:style-name="P47"><text:a xlink:type="simple" xlink:href="#__RefHeading__331_177607260415" text:style-name="Index_20_Link" text:visited-style-name="Index_20_Link">19. What is the ‘CHEF’ tool used in DevOps?<text:tab/>5</text:a></text:p>
          <text:p text:style-name="P47"><text:a xlink:type="simple" xlink:href="#__RefHeading__331_177607260416" text:style-name="Index_20_Link" text:visited-style-name="Index_20_Link">20. What do you know about DevOps Toolchain?<text:tab/>5</text:a></text:p>
          <text:p text:style-name="P47"><text:a xlink:type="simple" xlink:href="#__RefHeading__331_177607260417" text:style-name="Index_20_Link" text:visited-style-name="Index_20_Link">21. xxx?<text:tab/>5</text:a></text:p>
          <text:p text:style-name="P47"><text:a xlink:type="simple" xlink:href="#__RefHeading__331_1776072604171" text:style-name="Index_20_Link" text:visited-style-name="Index_20_Link">22. xxx?<text:tab/>5</text:a></text:p>
        </text:index-body>
      </text:table-of-conten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73521"/>
    </style:style>
    <style:style style:name="MT2" style:family="text">
      <style:text-properties officeooo:rsid="004fd754"/>
    </style:style>
    <style:page-layout style:name="Mpm1">
      <style:page-layout-properties fo:page-width="21.001cm" fo:page-height="29.7cm" style:num-format="1" style:print-orientation="portrait" fo:margin-top="1.6cm" fo:margin-bottom="1.6cm" fo:margin-left="1.7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text:span><text:span text:style-name="MT2">Ansible</text:span><text:span text:style-name="MT1"> ---<text:tab/><text:tab/></text:span><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do </meta:initial-creator>
    <meta:creation-date>2014-12-07T08:55:23.547408200</meta:creation-date>
    <dc:date>2022-03-02T13:49:23.170348428</dc:date>
    <meta:editing-duration>PT4H39M45S</meta:editing-duration>
    <meta:editing-cycles>86</meta:editing-cycles>
    <meta:generator>LibreOffice/6.4.7.2$Linux_X86_64 LibreOffice_project/40$Build-2</meta:generator>
    <meta:document-statistic meta:table-count="1" meta:image-count="0" meta:object-count="0" meta:page-count="8" meta:paragraph-count="195" meta:word-count="2181" meta:character-count="13816" meta:non-whitespace-character-count="11465"/>
  </office:meta>
</office:document-meta>
</file>